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1a2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svg:stroke-linecap="butt" draw:fill="solid" draw:fill-color="#0096d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26cm" svg:stroke-linecap="butt" draw:fill="solid" draw:fill-color="#1a1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71cm" svg:stroke-color="#cc0000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071cm" svg:stroke-color="#3cb371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96d6" svg:stroke-linecap="butt" draw:fill="solid" draw:fill-color="#e8f4f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96d6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>
      <style:graphic-properties draw:stroke="solid" svg:stroke-width="0.071cm" svg:stroke-color="#e86c00" svg:stroke-linecap="butt" draw:fill="solid" draw:fill-color="#fdf0e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>
      <style:graphic-properties draw:stroke="solid" svg:stroke-width="0.071cm" svg:stroke-color="#e86c00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>
      <style:graphic-properties draw:stroke="solid" svg:stroke-width="0.071cm" svg:stroke-color="#3cb371" svg:stroke-linecap="butt" draw:fill="solid" draw:fill-color="#e8fde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svg:stroke-linecap="butt" draw:fill="solid" draw:fill-color="#e86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5" style:family="graphic" style:parent-style-name="standard">
      <style:graphic-properties draw:stroke="none" svg:stroke-width="0.026cm" svg:stroke-linecap="butt" draw:fill="solid" draw:fill-color="#3cb3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6" style:family="graphic" style:parent-style-name="standard">
      <style:graphic-properties draw:stroke="none" svg:stroke-width="0.026cm" svg:stroke-linecap="butt" draw:fill="solid" draw:fill-color="#9999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>
      <style:graphic-properties draw:stroke="solid" svg:stroke-width="0.071cm" svg:stroke-color="#999999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>
      <style:graphic-properties draw:stroke="solid" svg:stroke-width="0.071cm" svg:stroke-color="#e86c00" svg:stroke-linecap="butt" draw:fill="solid" draw:fill-color="#fff3e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svg:stroke-linecap="butt" draw:fill="solid" draw:fill-color="#0096d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26cm" svg:stroke-linecap="butt" draw:fill="solid" draw:fill-color="#0096d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6cm" svg:stroke-linecap="butt" draw:fill="solid" draw:fill-color="#e86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26cm" svg:stroke-linecap="butt" draw:fill="solid" draw:fill-color="#cc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6cm" svg:stroke-linecap="butt" draw:fill="solid" draw:fill-color="#3cb3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solid" draw:fill-color="#0096d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1a1a2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style:paragraph-properties fo:margin-left="0cm" fo:margin-right="0cm" fo:margin-top="0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="solid" draw:fill-color="#e8f4f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loext:graphic-properties draw:fill="solid" draw:fill-color="#fdf0e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solid" draw:fill-color="#e8fde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solid" draw:fill-color="#e86c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solid" draw:fill-color="#3cb37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solid" draw:fill-color="#99999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fff3e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0096d6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9" style:family="paragraph">
      <loext:graphic-properties draw:fill="solid" draw:fill-color="#e86c00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solid" draw:fill-color="#cc0000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1" style:family="paragraph">
      <loext:graphic-properties draw:fill="solid" draw:fill-color="#3cb371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96d6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3cb371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96d6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e86c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3cb371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96d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e86c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color="#3cb371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fo:color="#e86c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3cb371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96d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e86c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variant="normal" fo:text-transform="none" fo:color="#0096d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96d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3cb3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e86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TextBox 1" draw:style-name="gr1" draw:text-style-name="P2" draw:layer="layout" svg:width="27.939cm" svg:height="3.047cm" svg:x="2.54cm" svg:y="4.572cm">
          <text:p text:style-name="P1"><text:span text:style-name="T1">Internal Trust Framewor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2" draw:layer="layout" svg:width="27.939cm" svg:height="2.031cm" svg:x="2.54cm" svg:y="7.62cm">
          <text:p text:style-name="P1"><text:span text:style-name="T2">Cross-Cluster Service Account Authentication with ACM 2.1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3" draw:text-style-name="P3" draw:layer="layout" svg:width="5.841cm" svg:height="0.126cm" svg:x="13.97cm" svg:y="9.90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" draw:style-name="gr4" draw:text-style-name="P2" draw:layer="layout" svg:width="27.939cm" svg:height="1.523cm" svg:x="2.54cm" svg:y="10.922cm">
          <text:p text:style-name="P1"><text:span text:style-name="T4">Managed by ACM Policies <text:s/>| <text:s/>Zero manual token distribution <text:s/>| <text:s/>Automated trust cha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7" draw:text-style-name="P7" draw:layer="layout" svg:width="25.399cm" svg:height="1.523cm" svg:x="1.524cm" svg:y="0.381cm">
          <text:p text:style-name="P6"><text:span text:style-name="T5">The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7" draw:layer="layout" svg:width="25.399cm" svg:height="1.015cm" svg:x="1.524cm" svg:y="1.651cm">
          <text:p text:style-name="P6"><text:span text:style-name="T4">Why do we need cross-cluster trust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9" draw:text-style-name="P8" draw:layer="layout" svg:width="14.731cm" svg:height="13.207cm" svg:x="1.27cm" svg:y="3.81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10" draw:text-style-name="P7" draw:layer="layout" svg:width="13.207cm" svg:height="1.269cm" svg:x="2.032cm" svg:y="4.064cm">
          <text:p text:style-name="P6"><text:span text:style-name="T6">Challen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10" draw:layer="layout" svg:width="13.207cm" svg:height="10.159cm" svg:x="2.032cm" svg:y="5.588cm">
          <text:p text:style-name="P9"><text:span text:style-name="T7">• Operators run on spoke clusters (e.g. cluster1)</text:span></text:p>
          <text:p text:style-name="P9"><text:span text:style-name="T7">• A central service runs on the hub cluster</text:span></text:p>
          <text:p text:style-name="P9"><text:span text:style-name="T7">• The service needs to verify that incoming requests</text:span></text:p>
          <text:p text:style-name="P9"><text:span text:style-name="T7"><text:s text:c="2"/>actually come from legitimate operators</text:span></text:p>
          <text:p text:style-name="P9"><text:span text:style-name="T7">• Kubernetes SA tokens are only valid on their own cluster</text:span></text:p>
          <text:p text:style-name="P9"><text:span text:style-name="T7">• Manually distributing credentials doesn't scale</text:span></text:p>
          <text:p text:style-name="P9"><text:span text:style-name="T7">• Tokens expire — need automated refre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12" draw:text-style-name="P8" draw:layer="layout" svg:width="14.731cm" svg:height="13.207cm" svg:x="17.272cm" svg:y="3.81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8" draw:style-name="gr13" draw:text-style-name="P7" draw:layer="layout" svg:width="13.207cm" svg:height="1.269cm" svg:x="18.034cm" svg:y="4.064cm">
          <text:p text:style-name="P6"><text:span text:style-name="T8">Sol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" draw:text-style-name="P10" draw:layer="layout" svg:width="13.207cm" svg:height="10.159cm" svg:x="18.034cm" svg:y="5.588cm">
          <text:p text:style-name="P9"><text:span text:style-name="T7">• Use Kubernetes TokenReview API for remote validation</text:span></text:p>
          <text:p text:style-name="P9"><text:span text:style-name="T7">• ACM policies automate the entire trust chain</text:span></text:p>
          <text:p text:style-name="P9"><text:span text:style-name="T7">• No secrets leave the cluster — only review credentials</text:span></text:p>
          <text:p text:style-name="P9"><text:span text:style-name="T7">• Projected SA tokens (PSATs) with audience binding</text:span></text:p>
          <text:p text:style-name="P9"><text:span text:style-name="T7">• Automatic discovery of new clusters via labels</text:span></text:p>
          <text:p text:style-name="P9"><text:span text:style-name="T7">• All managed by 3 ACM PolicyS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15" draw:text-style-name="P7" draw:layer="layout" svg:width="25.399cm" svg:height="1.523cm" svg:x="1.524cm" svg:y="0.381cm">
          <text:p text:style-name="P6"><text:span text:style-name="T5">Architecture Over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7" draw:layer="layout" svg:width="25.399cm" svg:height="1.015cm" svg:x="1.524cm" svg:y="1.651cm">
          <text:p text:style-name="P6"><text:span text:style-name="T4">Three-cluster architecture with ACM policy autom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7" draw:text-style-name="P11" draw:layer="layout" svg:width="9.651cm" svg:height="13.461cm" svg:x="1.016cm" svg:y="3.81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18" draw:text-style-name="P7" draw:layer="layout" svg:width="8.635cm" svg:height="1.015cm" svg:x="1.524cm" svg:y="4.064cm">
          <text:p text:style-name="P6"><text:span text:style-name="T9">SPOKE CLUSTER (Operato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19" draw:text-style-name="P8" draw:layer="layout" svg:width="8.127cm" svg:height="1.777cm" svg:x="1.778cm" svg:y="5.58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7" draw:style-name="gr20" draw:text-style-name="P7" draw:layer="layout" svg:width="7.111cm" svg:height="1.523cm" svg:x="2.286cm" svg:y="5.715cm">
          <text:p text:style-name="P6"><text:span text:style-name="T10">dataclassification-agent SA</text:span><text:span text:style-name="T10"><text:line-break/></text:span><text:span text:style-name="T10">Generates PSAT toke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9" draw:text-style-name="P8" draw:layer="layout" svg:width="8.127cm" svg:height="1.777cm" svg:x="1.778cm" svg:y="7.87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9" draw:style-name="gr21" draw:text-style-name="P7" draw:layer="layout" svg:width="7.111cm" svg:height="1.523cm" svg:x="2.286cm" svg:y="8.001cm">
          <text:p text:style-name="P6"><text:span text:style-name="T10">token-review-sa + Secret</text:span><text:span text:style-name="T10"><text:line-break/></text:span><text:span text:style-name="T10">Can validate tokens via Token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19" draw:text-style-name="P8" draw:layer="layout" svg:width="8.127cm" svg:height="1.777cm" svg:x="1.778cm" svg:y="10.1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1" draw:style-name="gr22" draw:text-style-name="P7" draw:layer="layout" svg:width="7.111cm" svg:height="1.523cm" svg:x="2.286cm" svg:y="10.287cm">
          <text:p text:style-name="P6"><text:span text:style-name="T10">token-review-sa-mirror CM</text:span><text:span text:style-name="T10"><text:line-break/></text:span><text:span text:style-name="T10">Mirrors token Secret → 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23" draw:text-style-name="P12" draw:layer="layout" svg:width="9.651cm" svg:height="13.461cm" svg:x="11.938cm" svg:y="3.81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3" draw:style-name="gr24" draw:text-style-name="P7" draw:layer="layout" svg:width="8.635cm" svg:height="1.015cm" svg:x="12.446cm" svg:y="4.064cm">
          <text:p text:style-name="P6"><text:span text:style-name="T11">ACM HU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25" draw:text-style-name="P8" draw:layer="layout" svg:width="8.127cm" svg:height="1.777cm" svg:x="12.7cm" svg:y="5.58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5" draw:style-name="gr26" draw:text-style-name="P7" draw:layer="layout" svg:width="7.111cm" svg:height="1.523cm" svg:x="13.208cm" svg:y="5.715cm">
          <text:p text:style-name="P6"><text:span text:style-name="T10">ManagedClusterView</text:span><text:span text:style-name="T10"><text:line-break/></text:span><text:span text:style-name="T10">Reads ConfigMap from spo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6" draw:style-name="gr25" draw:text-style-name="P8" draw:layer="layout" svg:width="8.127cm" svg:height="1.777cm" svg:x="12.7cm" svg:y="7.87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7" draw:style-name="gr27" draw:text-style-name="P7" draw:layer="layout" svg:width="7.111cm" svg:height="1.523cm" svg:x="13.208cm" svg:y="8.001cm">
          <text:p text:style-name="P6"><text:span text:style-name="T10">hub-copy-token-* Secret</text:span><text:span text:style-name="T10"><text:line-break/></text:span><text:span text:style-name="T10">Copied token + CA + API UR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5" draw:text-style-name="P8" draw:layer="layout" svg:width="8.127cm" svg:height="1.777cm" svg:x="12.7cm" svg:y="10.1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9" draw:style-name="gr28" draw:text-style-name="P7" draw:layer="layout" svg:width="7.111cm" svg:height="1.523cm" svg:x="13.208cm" svg:y="10.287cm">
          <text:p text:style-name="P6"><text:span text:style-name="T10">operator-clusters-registry CM</text:span><text:span text:style-name="T10"><text:line-break/></text:span><text:span text:style-name="T10">List of enrolled clust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29" draw:text-style-name="P13" draw:layer="layout" svg:width="9.651cm" svg:height="13.461cm" svg:x="22.86cm" svg:y="3.81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1" draw:style-name="gr30" draw:text-style-name="P7" draw:layer="layout" svg:width="8.635cm" svg:height="1.015cm" svg:x="23.368cm" svg:y="4.064cm">
          <text:p text:style-name="P6"><text:span text:style-name="T12">HUB CLUSTER (Servic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2" draw:style-name="gr12" draw:text-style-name="P8" draw:layer="layout" svg:width="8.127cm" svg:height="1.777cm" svg:x="23.622cm" svg:y="5.58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3" draw:style-name="gr31" draw:text-style-name="P7" draw:layer="layout" svg:width="7.111cm" svg:height="1.523cm" svg:x="24.13cm" svg:y="5.715cm">
          <text:p text:style-name="P6"><text:span text:style-name="T10">review-token-* Secrets</text:span><text:span text:style-name="T10"><text:line-break/></text:span><text:span text:style-name="T10">Per-cluster review credentia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12" draw:text-style-name="P8" draw:layer="layout" svg:width="8.127cm" svg:height="1.777cm" svg:x="23.622cm" svg:y="7.87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5" draw:style-name="gr32" draw:text-style-name="P7" draw:layer="layout" svg:width="7.111cm" svg:height="1.523cm" svg:x="24.13cm" svg:y="8.001cm">
          <text:p text:style-name="P6"><text:span text:style-name="T10">cluster-registry ConfigMap</text:span><text:span text:style-name="T10"><text:line-break/></text:span><text:span text:style-name="T10">Maps cluster nam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6" draw:style-name="gr12" draw:text-style-name="P8" draw:layer="layout" svg:width="8.127cm" svg:height="1.777cm" svg:x="23.622cm" svg:y="10.1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7" draw:style-name="gr33" draw:text-style-name="P7" draw:layer="layout" svg:width="7.111cm" svg:height="1.523cm" svg:x="24.13cm" svg:y="10.287cm">
          <text:p text:style-name="P6"><text:span text:style-name="T10">platform-integration-service</text:span><text:span text:style-name="T10"><text:line-break/></text:span><text:span text:style-name="T10">Validates tokens via Token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8" draw:style-name="gr34" draw:text-style-name="P14" draw:layer="layout" svg:width="1.269cm" svg:height="0.634cm" svg:x="10.668cm" svg:y="6.223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Right Arrow 29" draw:style-name="gr35" draw:text-style-name="P15" draw:layer="layout" svg:width="1.269cm" svg:height="0.634cm" svg:x="21.59cm" svg:y="6.223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Right Arrow 30" draw:style-name="gr35" draw:text-style-name="P15" draw:layer="layout" svg:width="1.269cm" svg:height="0.634cm" svg:x="21.59cm" svg:y="8.509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Down Arrow 31" draw:style-name="gr36" draw:text-style-name="P16" draw:layer="layout" svg:width="0.634cm" svg:height="0.38cm" svg:x="5.334cm" svg:y="7.493cm">
          <text:p text:style-name="P1"><text:span text:style-name="T3"/></text:p>
          <draw:enhanced-geometry draw:mirror-horizontal="false" draw:mirror-vertical="false" draw:glue-points="?f7 0 0 ?f5 ?f7 ?f13 ?f14 ?f5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Down Arrow 32" draw:style-name="gr36" draw:text-style-name="P16" draw:layer="layout" svg:width="0.634cm" svg:height="0.38cm" svg:x="5.334cm" svg:y="9.779cm">
          <text:p text:style-name="P1"><text:span text:style-name="T3"/></text:p>
          <draw:enhanced-geometry draw:mirror-horizontal="false" draw:mirror-vertical="false" draw:glue-points="?f7 0 0 ?f5 ?f7 ?f13 ?f14 ?f5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Rounded Rectangle 33" draw:style-name="gr37" draw:text-style-name="P8" draw:layer="layout" svg:width="31.495cm" svg:height="3.809cm" svg:x="1.016cm" svg:y="13.20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34" draw:style-name="gr38" draw:text-style-name="P7" draw:layer="layout" svg:width="29.971cm" svg:height="3.301cm" svg:x="1.778cm" svg:y="13.462cm">
          <text:p text:style-name="P6"><text:span text:style-name="T13">Data Flow: <text:s/>Secret → ConfigMap mirror (FIX #6: ACM blocks Secret viewing) → ManagedClusterView reads ConfigMap → Hub copies to acm-policies namespace (FIX #5: same-namespace restriction) → Hub template propagates to platform-services → Service uses credentials for Token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39" draw:text-style-name="P7" draw:layer="layout" svg:width="25.399cm" svg:height="1.523cm" svg:x="1.524cm" svg:y="0.381cm">
          <text:p text:style-name="P6"><text:span text:style-name="T5">Operator Cluster Objec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0" draw:text-style-name="P7" draw:layer="layout" svg:width="25.399cm" svg:height="1.015cm" svg:x="1.524cm" svg:y="1.651cm">
          <text:p text:style-name="P6"><text:span text:style-name="T4">namespace: platform-automation <text:s/>| <text:s/>Deployed by PolicySet: internal-trust-operator-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9" draw:text-style-name="P8" draw:layer="layout" svg:width="31.241cm" svg:height="2.412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41" draw:text-style-name="P7" draw:layer="layout" svg:width="4.571cm" svg:height="0.888cm" svg:x="1.778cm" svg:y="3.683cm">
          <text:p text:style-name="P6"><text:span text:style-name="T14">ServiceAccou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2" draw:text-style-name="P7" draw:layer="layout" svg:width="8.889cm" svg:height="0.888cm" svg:x="6.35cm" svg:y="3.683cm">
          <text:p text:style-name="P6"><text:span text:style-name="T15">token-review-s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3" draw:text-style-name="P7" draw:layer="layout" svg:width="12.699cm" svg:height="1.269cm" svg:x="6.35cm" svg:y="4.572cm">
          <text:p text:style-name="P6"><text:span text:style-name="T16">Identity used to perform TokenReview API calls.</text:span><text:span text:style-name="T16"><text:line-break/></text:span><text:span text:style-name="T16">Bound to system:auth-delegator ClusterRo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4" draw:text-style-name="P7" draw:layer="layout" svg:width="10.159cm" svg:height="0.888cm" svg:x="21.59cm" svg:y="4.318cm">
          <text:p text:style-name="P6"><text:span text:style-name="T17">02-tokenreview-serviceaccount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19" draw:text-style-name="P8" draw:layer="layout" svg:width="31.241cm" svg:height="2.412cm" svg:x="1.27cm" svg:y="6.35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0" draw:style-name="gr45" draw:text-style-name="P7" draw:layer="layout" svg:width="4.571cm" svg:height="0.888cm" svg:x="1.778cm" svg:y="6.477cm">
          <text:p text:style-name="P6"><text:span text:style-name="T14">ClusterRoleBind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6" draw:text-style-name="P7" draw:layer="layout" svg:width="8.889cm" svg:height="0.888cm" svg:x="6.35cm" svg:y="6.477cm">
          <text:p text:style-name="P6"><text:span text:style-name="T15">platform-automation-token-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7" draw:text-style-name="P7" draw:layer="layout" svg:width="12.699cm" svg:height="1.269cm" svg:x="6.35cm" svg:y="7.366cm">
          <text:p text:style-name="P6"><text:span text:style-name="T16">Binds token-review-sa to system:auth-delegator.</text:span><text:span text:style-name="T16"><text:line-break/></text:span><text:span text:style-name="T16">Grants permission to create TokenReview reques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8" draw:text-style-name="P7" draw:layer="layout" svg:width="10.159cm" svg:height="0.888cm" svg:x="21.59cm" svg:y="7.112cm">
          <text:p text:style-name="P6"><text:span text:style-name="T17">03-tokenreview-clusterrolebinding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9" draw:text-style-name="P8" draw:layer="layout" svg:width="31.241cm" svg:height="2.412cm" svg:x="1.27cm" svg:y="9.14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5" draw:style-name="gr49" draw:text-style-name="P7" draw:layer="layout" svg:width="4.571cm" svg:height="0.888cm" svg:x="1.778cm" svg:y="9.271cm">
          <text:p text:style-name="P6"><text:span text:style-name="T18">Secr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0" draw:text-style-name="P7" draw:layer="layout" svg:width="8.889cm" svg:height="0.888cm" svg:x="6.35cm" svg:y="9.271cm">
          <text:p text:style-name="P6"><text:span text:style-name="T15">token-review-sa-toke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1" draw:text-style-name="P7" draw:layer="layout" svg:width="12.699cm" svg:height="1.269cm" svg:x="6.35cm" svg:y="10.16cm">
          <text:p text:style-name="P6"><text:span text:style-name="T16">Long-lived SA token (kubernetes.io/service-account-token).</text:span><text:span text:style-name="T16"><text:line-break/></text:span><text:span text:style-name="T16">Auto-populated by Kubernetes with token + ca.cr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2" draw:text-style-name="P7" draw:layer="layout" svg:width="10.159cm" svg:height="0.888cm" svg:x="21.59cm" svg:y="9.906cm">
          <text:p text:style-name="P6"><text:span text:style-name="T17">04-tokenreview-token-secret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25" draw:text-style-name="P8" draw:layer="layout" svg:width="31.241cm" svg:height="2.412cm" svg:x="1.27cm" svg:y="11.93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0" draw:style-name="gr53" draw:text-style-name="P7" draw:layer="layout" svg:width="4.571cm" svg:height="0.888cm" svg:x="1.778cm" svg:y="12.065cm">
          <text:p text:style-name="P6"><text:span text:style-name="T19">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4" draw:text-style-name="P7" draw:layer="layout" svg:width="8.889cm" svg:height="0.888cm" svg:x="6.35cm" svg:y="12.065cm">
          <text:p text:style-name="P6"><text:span text:style-name="T15">token-review-sa-mirr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5" draw:text-style-name="P7" draw:layer="layout" svg:width="12.699cm" svg:height="1.269cm" svg:x="6.35cm" svg:y="12.954cm">
          <text:p text:style-name="P6"><text:span text:style-name="T16">Mirrors token + ca.crt from the Secret.</text:span><text:span text:style-name="T16"><text:line-break/></text:span><text:span text:style-name="T16">Needed because ACM 2.15 blocks ManagedClusterView on Secre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6" draw:text-style-name="P7" draw:layer="layout" svg:width="10.159cm" svg:height="0.888cm" svg:x="21.59cm" svg:y="12.7cm">
          <text:p text:style-name="P6"><text:span text:style-name="T17">04b-tokenreview-token-configmap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12" draw:text-style-name="P8" draw:layer="layout" svg:width="31.241cm" svg:height="2.412cm" svg:x="1.27cm" svg:y="14.732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5" draw:style-name="gr57" draw:text-style-name="P7" draw:layer="layout" svg:width="4.571cm" svg:height="0.888cm" svg:x="1.778cm" svg:y="14.859cm">
          <text:p text:style-name="P6"><text:span text:style-name="T20">ServiceAccou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8" draw:text-style-name="P7" draw:layer="layout" svg:width="8.889cm" svg:height="0.888cm" svg:x="6.35cm" svg:y="14.859cm">
          <text:p text:style-name="P6"><text:span text:style-name="T15">dataclassification-ag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9" draw:text-style-name="P7" draw:layer="layout" svg:width="12.699cm" svg:height="1.269cm" svg:x="6.35cm" svg:y="15.748cm">
          <text:p text:style-name="P6"><text:span text:style-name="T16">Identity for the operator workload.</text:span><text:span text:style-name="T16"><text:line-break/></text:span><text:span text:style-name="T16">Its projected SA tokens are what get validated remote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0" draw:text-style-name="P7" draw:layer="layout" svg:width="10.159cm" svg:height="0.888cm" svg:x="21.59cm" svg:y="15.494cm">
          <text:p text:style-name="P6"><text:span text:style-name="T17">05-operator-serviceaccount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61" draw:text-style-name="P7" draw:layer="layout" svg:width="25.399cm" svg:height="1.523cm" svg:x="1.524cm" svg:y="0.381cm">
          <text:p text:style-name="P6"><text:span text:style-name="T5">Hub Cluster Objec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2" draw:text-style-name="P7" draw:layer="layout" svg:width="25.399cm" svg:height="1.015cm" svg:x="1.524cm" svg:y="1.651cm">
          <text:p text:style-name="P6"><text:span text:style-name="T4">namespace: acm-policies <text:s/>| <text:s/>Deployed by PolicySet: internal-trust-hub-infra (on local-cluste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9" draw:text-style-name="P8" draw:layer="layout" svg:width="31.241cm" svg:height="2.793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63" draw:text-style-name="P7" draw:layer="layout" svg:width="5.587cm" svg:height="0.888cm" svg:x="1.778cm" svg:y="3.683cm">
          <text:p text:style-name="P6"><text:span text:style-name="T14">ManagedCluster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7" draw:layer="layout" svg:width="10.159cm" svg:height="0.888cm" svg:x="7.62cm" svg:y="3.683cm">
          <text:p text:style-name="P6"><text:span text:style-name="T15">view-token-review-mirr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7" draw:layer="layout" svg:width="13.969cm" svg:height="1.269cm" svg:x="7.62cm" svg:y="4.699cm">
          <text:p text:style-name="P6"><text:span text:style-name="T16">Reads the token-review-sa-mirror ConfigMap from each spoke cluster.</text:span><text:span text:style-name="T16"><text:line-break/></text:span><text:span text:style-name="T16">Created dynamically for every cluster labeled internal-trust=operato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6" draw:text-style-name="P7" draw:layer="layout" svg:width="10.159cm" svg:height="0.888cm" svg:x="21.59cm" svg:y="4.445cm">
          <text:p text:style-name="P6"><text:span text:style-name="T17">01-managedclusterview-creator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9" draw:text-style-name="P8" draw:layer="layout" svg:width="31.241cm" svg:height="2.793cm" svg:x="1.27cm" svg:y="6.85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0" draw:style-name="gr67" draw:text-style-name="P7" draw:layer="layout" svg:width="5.587cm" svg:height="0.888cm" svg:x="1.778cm" svg:y="6.985cm">
          <text:p text:style-name="P6"><text:span text:style-name="T18">Secr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8" draw:text-style-name="P7" draw:layer="layout" svg:width="10.159cm" svg:height="0.888cm" svg:x="7.62cm" svg:y="6.985cm">
          <text:p text:style-name="P6"><text:span text:style-name="T15">hub-copy-token-{cluster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9" draw:text-style-name="P7" draw:layer="layout" svg:width="13.969cm" svg:height="1.269cm" svg:x="7.62cm" svg:y="8.001cm">
          <text:p text:style-name="P6"><text:span text:style-name="T16">Per-cluster Secret in acm-policies namespace.</text:span><text:span text:style-name="T16"><text:line-break/></text:span><text:span text:style-name="T16">Contains: token (base64), ca.crt (base64), api-url, cluster-nam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0" draw:text-style-name="P7" draw:layer="layout" svg:width="10.159cm" svg:height="0.888cm" svg:x="21.59cm" svg:y="7.747cm">
          <text:p text:style-name="P6"><text:span text:style-name="T17">01-managedclusterview-creator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25" draw:text-style-name="P8" draw:layer="layout" svg:width="31.241cm" svg:height="2.793cm" svg:x="1.27cm" svg:y="10.1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5" draw:style-name="gr71" draw:text-style-name="P7" draw:layer="layout" svg:width="5.587cm" svg:height="0.888cm" svg:x="1.778cm" svg:y="10.287cm">
          <text:p text:style-name="P6"><text:span text:style-name="T19">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2" draw:text-style-name="P7" draw:layer="layout" svg:width="10.159cm" svg:height="0.888cm" svg:x="7.62cm" svg:y="10.287cm">
          <text:p text:style-name="P6"><text:span text:style-name="T15">operator-clusters-regist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3" draw:text-style-name="P7" draw:layer="layout" svg:width="13.969cm" svg:height="1.269cm" svg:x="7.62cm" svg:y="11.303cm">
          <text:p text:style-name="P6"><text:span text:style-name="T16">Comma-separated list of all enrolled operator cluster names.</text:span><text:span text:style-name="T16"><text:line-break/></text:span><text:span text:style-name="T16">Used by hub templates to iterate over cluste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4" draw:text-style-name="P7" draw:layer="layout" svg:width="10.159cm" svg:height="0.888cm" svg:x="21.59cm" svg:y="11.049cm">
          <text:p text:style-name="P6"><text:span text:style-name="T17">01-managedclusterview-creator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75" draw:text-style-name="P17" draw:layer="layout" svg:width="31.241cm" svg:height="3.047cm" svg:x="1.27cm" svg:y="13.97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0" draw:style-name="gr76" draw:text-style-name="P7" draw:layer="layout" svg:width="29.717cm" svg:height="2.539cm" svg:x="2.032cm" svg:y="14.224cm">
          <text:p text:style-name="P6"><text:span text:style-name="T21">KEY: All objects are created by a single ConfigurationPolicy using object-templates-raw.</text:span><text:span text:style-name="T21"><text:line-break/></text:span><text:span text:style-name="T21">It iterates over ManagedClusters with label internal-trust=operator, so adding a new cluster</text:span><text:span text:style-name="T21"><text:line-break/></text:span><text:span text:style-name="T21">is as simple as adding the label — no manifest changes need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77" draw:text-style-name="P7" draw:layer="layout" svg:width="25.399cm" svg:height="1.523cm" svg:x="1.524cm" svg:y="0.381cm">
          <text:p text:style-name="P6"><text:span text:style-name="T5">Service Cluster Objec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8" draw:text-style-name="P7" draw:layer="layout" svg:width="25.399cm" svg:height="1.015cm" svg:x="1.524cm" svg:y="1.651cm">
          <text:p text:style-name="P6"><text:span text:style-name="T4">namespace: platform-services <text:s/>| <text:s/>Deployed by PolicySet: internal-trust-service-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9" draw:text-style-name="P8" draw:layer="layout" svg:width="31.241cm" svg:height="2.539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79" draw:text-style-name="P7" draw:layer="layout" svg:width="4.571cm" svg:height="0.888cm" svg:x="1.778cm" svg:y="3.683cm">
          <text:p text:style-name="P6"><text:span text:style-name="T18">Secr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0" draw:text-style-name="P7" draw:layer="layout" svg:width="11.429cm" svg:height="0.888cm" svg:x="6.35cm" svg:y="3.683cm">
          <text:p text:style-name="P6"><text:span text:style-name="T15">review-token-{cluster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7" draw:layer="layout" svg:width="13.969cm" svg:height="1.269cm" svg:x="6.35cm" svg:y="4.572cm">
          <text:p text:style-name="P6"><text:span text:style-name="T16">Per-cluster review credentials propagated from hub via hub templates.</text:span><text:span text:style-name="T16"><text:line-break/></text:span><text:span text:style-name="T16">Contains token, ca.crt, api-url — everything needed for TokenRevie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2" draw:text-style-name="P7" draw:layer="layout" svg:width="10.159cm" svg:height="0.888cm" svg:x="21.59cm" svg:y="4.445cm">
          <text:p text:style-name="P6"><text:span text:style-name="T17">06-token-propagation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25" draw:text-style-name="P8" draw:layer="layout" svg:width="31.241cm" svg:height="2.539cm" svg:x="1.27cm" svg:y="6.60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0" draw:style-name="gr83" draw:text-style-name="P7" draw:layer="layout" svg:width="4.571cm" svg:height="0.888cm" svg:x="1.778cm" svg:y="6.731cm">
          <text:p text:style-name="P6"><text:span text:style-name="T19">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4" draw:text-style-name="P7" draw:layer="layout" svg:width="11.429cm" svg:height="0.888cm" svg:x="6.35cm" svg:y="6.731cm">
          <text:p text:style-name="P6"><text:span text:style-name="T15">cluster-regist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5" draw:text-style-name="P7" draw:layer="layout" svg:width="13.969cm" svg:height="1.269cm" svg:x="6.35cm" svg:y="7.62cm">
          <text:p text:style-name="P6"><text:span text:style-name="T16">List of cluster names (from operator-clusters-registry on hub).</text:span><text:span text:style-name="T16"><text:line-break/></text:span><text:span text:style-name="T16">The service reads this to know which clusters are enroll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6" draw:text-style-name="P7" draw:layer="layout" svg:width="10.159cm" svg:height="0.888cm" svg:x="21.59cm" svg:y="7.493cm">
          <text:p text:style-name="P6"><text:span text:style-name="T17">06-token-propagation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12" draw:text-style-name="P8" draw:layer="layout" svg:width="31.241cm" svg:height="2.539cm" svg:x="1.27cm" svg:y="9.652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5" draw:style-name="gr87" draw:text-style-name="P7" draw:layer="layout" svg:width="4.571cm" svg:height="0.888cm" svg:x="1.778cm" svg:y="9.779cm">
          <text:p text:style-name="P6"><text:span text:style-name="T20">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8" draw:text-style-name="P7" draw:layer="layout" svg:width="11.429cm" svg:height="0.888cm" svg:x="6.35cm" svg:y="9.779cm">
          <text:p text:style-name="P6"><text:span text:style-name="T15">token-sync-read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9" draw:text-style-name="P7" draw:layer="layout" svg:width="13.969cm" svg:height="1.269cm" svg:x="6.35cm" svg:y="10.668cm">
          <text:p text:style-name="P6"><text:span text:style-name="T16">Signal that token propagation is complete.</text:span><text:span text:style-name="T16"><text:line-break/></text:span><text:span text:style-name="T16">Used as a readiness gate by dependent system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0" draw:text-style-name="P7" draw:layer="layout" svg:width="10.159cm" svg:height="0.888cm" svg:x="21.59cm" svg:y="10.541cm">
          <text:p text:style-name="P6"><text:span text:style-name="T17">06-token-propagation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19" draw:text-style-name="P8" draw:layer="layout" svg:width="31.241cm" svg:height="2.539cm" svg:x="1.27cm" svg:y="12.7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0" draw:style-name="gr91" draw:text-style-name="P7" draw:layer="layout" svg:width="4.571cm" svg:height="0.888cm" svg:x="1.778cm" svg:y="12.827cm">
          <text:p text:style-name="P6"><text:span text:style-name="T14">Deploy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2" draw:text-style-name="P7" draw:layer="layout" svg:width="11.429cm" svg:height="0.888cm" svg:x="6.35cm" svg:y="12.827cm">
          <text:p text:style-name="P6"><text:span text:style-name="T15">platform-integration-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3" draw:text-style-name="P7" draw:layer="layout" svg:width="13.969cm" svg:height="1.269cm" svg:x="6.35cm" svg:y="13.716cm">
          <text:p text:style-name="P6"><text:span text:style-name="T16">Central service that receives operator PSATs and validates them.</text:span><text:span text:style-name="T16"><text:line-break/></text:span><text:span text:style-name="T16">Uses review-token-* credentials to call TokenReview on each spok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94" draw:text-style-name="P7" draw:layer="layout" svg:width="10.159cm" svg:height="0.888cm" svg:x="21.59cm" svg:y="13.589cm">
          <text:p text:style-name="P6"><text:span text:style-name="T17">03-deployment.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95" draw:text-style-name="P7" draw:layer="layout" svg:width="25.399cm" svg:height="1.523cm" svg:x="1.524cm" svg:y="0.381cm">
          <text:p text:style-name="P6"><text:span text:style-name="T5">Authentication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6" draw:text-style-name="P7" draw:layer="layout" svg:width="25.399cm" svg:height="1.015cm" svg:x="1.524cm" svg:y="1.651cm">
          <text:p text:style-name="P6"><text:span text:style-name="T4">How an operator on cluster1 authenticates to the central 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97" draw:text-style-name="P18" draw:layer="layout" svg:width="1.523cm" svg:height="1.523cm" svg:x="2.921cm" svg:y="3.81cm">
          <text:p text:style-name="P1"><text:span text:style-name="T22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98" draw:text-style-name="P2" draw:layer="layout" svg:width="6.095cm" svg:height="1.015cm" svg:x="0.762cm" svg:y="5.842cm">
          <text:p text:style-name="P1"><text:span text:style-name="T9">Operator gets PS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9" draw:text-style-name="P2" draw:layer="layout" svg:width="6.095cm" svg:height="6.349cm" svg:x="0.762cm" svg:y="7.112cm">
          <text:p text:style-name="P1"><text:span text:style-name="T23">dataclassification-agent pod mounts</text:span><text:span text:style-name="T23"><text:line-break/></text:span><text:span text:style-name="T23">a projected SA token with audience</text:span><text:span text:style-name="T23"><text:line-break/></text:span><text:span text:style-name="T23">"platform-services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36" draw:text-style-name="P16" draw:layer="layout" svg:width="0.634cm" svg:height="0.507cm" svg:x="6.731cm" svg:y="4.191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Oval 8" draw:style-name="gr100" draw:text-style-name="P18" draw:layer="layout" svg:width="1.523cm" svg:height="1.523cm" svg:x="9.525cm" svg:y="3.81cm">
          <text:p text:style-name="P1"><text:span text:style-name="T22">2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101" draw:text-style-name="P2" draw:layer="layout" svg:width="6.095cm" svg:height="1.015cm" svg:x="7.366cm" svg:y="5.842cm">
          <text:p text:style-name="P1"><text:span text:style-name="T9">Sends token to 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2" draw:text-style-name="P2" draw:layer="layout" svg:width="6.095cm" svg:height="6.349cm" svg:x="7.366cm" svg:y="7.112cm">
          <text:p text:style-name="P1"><text:span text:style-name="T23">Operator calls the central service</text:span><text:span text:style-name="T23"><text:line-break/></text:span><text:span text:style-name="T23">on the hub and includes its PSAT</text:span><text:span text:style-name="T23"><text:line-break/></text:span><text:span text:style-name="T23">in the Authorization head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1" draw:style-name="gr36" draw:text-style-name="P16" draw:layer="layout" svg:width="0.634cm" svg:height="0.507cm" svg:x="13.335cm" svg:y="4.191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Oval 12" draw:style-name="gr103" draw:text-style-name="P19" draw:layer="layout" svg:width="1.523cm" svg:height="1.523cm" svg:x="16.129cm" svg:y="3.81cm">
          <text:p text:style-name="P1"><text:span text:style-name="T22">3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104" draw:text-style-name="P2" draw:layer="layout" svg:width="6.095cm" svg:height="1.015cm" svg:x="13.97cm" svg:y="5.842cm">
          <text:p text:style-name="P1"><text:span text:style-name="T11">Service looks up clus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5" draw:text-style-name="P2" draw:layer="layout" svg:width="6.095cm" svg:height="6.349cm" svg:x="13.97cm" svg:y="7.112cm">
          <text:p text:style-name="P1"><text:span text:style-name="T23">Service reads cluster-registry to</text:span><text:span text:style-name="T23"><text:line-break/></text:span><text:span text:style-name="T23">find the caller's cluster, then loads</text:span><text:span text:style-name="T23"><text:line-break/></text:span><text:span text:style-name="T23">review-token-{cluster} credentia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5" draw:style-name="gr36" draw:text-style-name="P16" draw:layer="layout" svg:width="0.634cm" svg:height="0.507cm" svg:x="19.939cm" svg:y="4.191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Oval 16" draw:style-name="gr106" draw:text-style-name="P20" draw:layer="layout" svg:width="1.523cm" svg:height="1.523cm" svg:x="22.733cm" svg:y="3.81cm">
          <text:p text:style-name="P1"><text:span text:style-name="T22">4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7" draw:style-name="gr107" draw:text-style-name="P2" draw:layer="layout" svg:width="6.095cm" svg:height="1.015cm" svg:x="20.574cm" svg:y="5.842cm">
          <text:p text:style-name="P1"><text:span text:style-name="T24">TokenReview cal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8" draw:text-style-name="P2" draw:layer="layout" svg:width="6.095cm" svg:height="6.349cm" svg:x="20.574cm" svg:y="7.112cm">
          <text:p text:style-name="P1"><text:span text:style-name="T23">Service calls the spoke cluster's</text:span><text:span text:style-name="T23"><text:line-break/></text:span><text:span text:style-name="T23">API with the review token to validate</text:span><text:span text:style-name="T23"><text:line-break/></text:span><text:span text:style-name="T23">the operator's PS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9" draw:style-name="gr36" draw:text-style-name="P16" draw:layer="layout" svg:width="0.634cm" svg:height="0.507cm" svg:x="26.543cm" svg:y="4.191cm">
          <text:p text:style-name="P1"><text:span text:style-name="T3"/></text:p>
          <draw:enhanced-geometry draw:mirror-horizontal="false" draw:mirror-vertical="false" draw:glue-points="?f5 0 0 ?f7 ?f5 ?f13 ?f14 ?f7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Oval 20" draw:style-name="gr109" draw:text-style-name="P21" draw:layer="layout" svg:width="1.523cm" svg:height="1.523cm" svg:x="29.337cm" svg:y="3.81cm">
          <text:p text:style-name="P1"><text:span text:style-name="T22">5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1" draw:style-name="gr110" draw:text-style-name="P2" draw:layer="layout" svg:width="6.095cm" svg:height="1.015cm" svg:x="27.178cm" svg:y="5.842cm">
          <text:p text:style-name="P1"><text:span text:style-name="T12">Identity confirm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1" draw:text-style-name="P2" draw:layer="layout" svg:width="6.095cm" svg:height="6.349cm" svg:x="27.178cm" svg:y="7.112cm">
          <text:p text:style-name="P1"><text:span text:style-name="T23">TokenReview returns authenticated=true</text:span><text:span text:style-name="T23"><text:line-break/></text:span><text:span text:style-name="T23">with the full SA identity:</text:span><text:span text:style-name="T23"><text:line-break/></text:span><text:span text:style-name="T23">system:serviceaccount:platform-</text:span><text:span text:style-name="T23"><text:line-break/></text:span><text:span text:style-name="T23">automation:dataclassification-ag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12" draw:text-style-name="P8" draw:layer="layout" svg:width="31.241cm" svg:height="3.809cm" svg:x="1.27cm" svg:y="13.462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4" draw:style-name="gr112" draw:text-style-name="P7" draw:layer="layout" svg:width="29.717cm" svg:height="1.015cm" svg:x="2.032cm" svg:y="13.716cm">
          <text:p text:style-name="P6"><text:span text:style-name="T25">TokenReview Respon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3" draw:text-style-name="P7" draw:layer="layout" svg:width="29.717cm" svg:height="2.031cm" svg:x="2.032cm" svg:y="14.859cm">
          <text:p text:style-name="P6"><text:span text:style-name="T16">{ "status": { "authenticated": true, "user": { "username": "system:serviceaccount:platform-automation:dataclassification-agent", "groups": ["system:serviceaccounts", "system:authenticated"] }, "audiences": ["platform-services"] }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114" draw:text-style-name="P7" draw:layer="layout" svg:width="25.399cm" svg:height="1.523cm" svg:x="1.524cm" svg:y="0.381cm">
          <text:p text:style-name="P6"><text:span text:style-name="T5">ACM PolicyS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5" draw:text-style-name="P7" draw:layer="layout" svg:width="25.399cm" svg:height="1.015cm" svg:x="1.524cm" svg:y="1.651cm">
          <text:p text:style-name="P6"><text:span text:style-name="T4">Three PolicySets manage the complete lifecyc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9" draw:text-style-name="P8" draw:layer="layout" svg:width="31.241cm" svg:height="4.317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116" draw:text-style-name="P7" draw:layer="layout" svg:width="12.699cm" svg:height="1.015cm" svg:x="2.032cm" svg:y="3.683cm">
          <text:p text:style-name="P6"><text:span text:style-name="T26">internal-trust-operator-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7" draw:text-style-name="P7" draw:layer="layout" svg:width="7.619cm" svg:height="0.888cm" svg:x="17.78cm" svg:y="3.683cm">
          <text:p text:style-name="P6"><text:span text:style-name="T13">Target: Spoke Clust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8" draw:text-style-name="P7" draw:layer="layout" svg:width="12.699cm" svg:height="0.761cm" svg:x="17.78cm" svg:y="4.445cm">
          <text:p text:style-name="P6"><text:span text:style-name="T17">placement: internal-trust=oper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9" draw:text-style-name="P7" draw:layer="layout" svg:width="25.399cm" svg:height="0.71cm" svg:x="2.54cm" svg:y="4.826cm">
          <text:p text:style-name="P6"><text:span text:style-name="T10">• internal-trust-operator-namespace — creates platform-automation 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0" draw:text-style-name="P7" draw:layer="layout" svg:width="25.399cm" svg:height="0.71cm" svg:x="2.54cm" svg:y="5.537cm">
          <text:p text:style-name="P6"><text:span text:style-name="T10">• internal-trust-operator-rbac — SA + ClusterRoleBind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1" draw:text-style-name="P7" draw:layer="layout" svg:width="25.399cm" svg:height="0.71cm" svg:x="2.54cm" svg:y="6.248cm">
          <text:p text:style-name="P6"><text:span text:style-name="T10">• internal-trust-tokenreview — token Secret + ConfigMap mirr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2" draw:text-style-name="P7" draw:layer="layout" svg:width="25.399cm" svg:height="0.71cm" svg:x="2.54cm" svg:y="6.96cm">
          <text:p text:style-name="P6"><text:span text:style-name="T10">• internal-trust-operator-deployment — operator work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25" draw:text-style-name="P8" draw:layer="layout" svg:width="31.241cm" svg:height="4.317cm" svg:x="1.27cm" svg:y="8.382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3" draw:style-name="gr123" draw:text-style-name="P7" draw:layer="layout" svg:width="12.699cm" svg:height="1.015cm" svg:x="2.032cm" svg:y="8.509cm">
          <text:p text:style-name="P6"><text:span text:style-name="T27">internal-trust-hub-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4" draw:text-style-name="P7" draw:layer="layout" svg:width="7.619cm" svg:height="0.888cm" svg:x="17.78cm" svg:y="8.509cm">
          <text:p text:style-name="P6"><text:span text:style-name="T13">Target: Hub (local-cluste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5" draw:text-style-name="P7" draw:layer="layout" svg:width="12.699cm" svg:height="0.761cm" svg:x="17.78cm" svg:y="9.271cm">
          <text:p text:style-name="P6"><text:span text:style-name="T17">placement: local-cluster on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6" draw:text-style-name="P7" draw:layer="layout" svg:width="25.399cm" svg:height="0.71cm" svg:x="2.54cm" svg:y="9.652cm">
          <text:p text:style-name="P6"><text:span text:style-name="T10">• internal-trust-cluster-views — ManagedClusterView + hub-copy Secr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7" draw:text-style-name="P7" draw:layer="layout" svg:width="25.399cm" svg:height="0.71cm" svg:x="2.54cm" svg:y="10.363cm">
          <text:p text:style-name="P6"><text:span text:style-name="T10">• <text:s text:c="2"/>Iterates ManagedClusters with internal-trust=oper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8" draw:text-style-name="P7" draw:layer="layout" svg:width="25.399cm" svg:height="0.71cm" svg:x="2.54cm" svg:y="11.074cm">
          <text:p text:style-name="P6"><text:span text:style-name="T10">• <text:s text:c="2"/>Creates per-cluster Secrets in acm-policies namespa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29" draw:text-style-name="P7" draw:layer="layout" svg:width="25.399cm" svg:height="0.71cm" svg:x="2.54cm" svg:y="11.786cm">
          <text:p text:style-name="P6"><text:span text:style-name="T10">• <text:s text:c="2"/>Maintains operator-clusters-registry ConfigMa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12" draw:text-style-name="P8" draw:layer="layout" svg:width="31.241cm" svg:height="4.317cm" svg:x="1.27cm" svg:y="13.20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1" draw:style-name="gr130" draw:text-style-name="P7" draw:layer="layout" svg:width="12.699cm" svg:height="1.015cm" svg:x="2.032cm" svg:y="13.335cm">
          <text:p text:style-name="P6"><text:span text:style-name="T25">internal-trust-service-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1" draw:text-style-name="P7" draw:layer="layout" svg:width="7.619cm" svg:height="0.888cm" svg:x="17.78cm" svg:y="13.335cm">
          <text:p text:style-name="P6"><text:span text:style-name="T13">Target: Hub (Servic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2" draw:text-style-name="P7" draw:layer="layout" svg:width="12.699cm" svg:height="0.761cm" svg:x="17.78cm" svg:y="14.097cm">
          <text:p text:style-name="P6"><text:span text:style-name="T17">placement: internal-trust=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3" draw:text-style-name="P7" draw:layer="layout" svg:width="25.399cm" svg:height="0.71cm" svg:x="2.54cm" svg:y="14.478cm">
          <text:p text:style-name="P6"><text:span text:style-name="T10">• internal-trust-token-propagation — hub templates copy Secr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4" draw:text-style-name="P7" draw:layer="layout" svg:width="25.399cm" svg:height="0.71cm" svg:x="2.54cm" svg:y="15.189cm">
          <text:p text:style-name="P6"><text:span text:style-name="T10">• internal-trust-service-namespace — creates platform-services 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5" draw:text-style-name="P7" draw:layer="layout" svg:width="25.399cm" svg:height="0.71cm" svg:x="2.54cm" svg:y="15.9cm">
          <text:p text:style-name="P6"><text:span text:style-name="T10">• internal-trust-service-deployment — central service work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6" draw:text-style-name="P7" draw:layer="layout" svg:width="25.399cm" svg:height="0.71cm" svg:x="2.54cm" svg:y="16.612cm">
          <text:p text:style-name="P6"><text:span text:style-name="T10">• internal-trust-token-sync-check — readiness canary (infor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137" draw:text-style-name="P7" draw:layer="layout" svg:width="25.399cm" svg:height="1.523cm" svg:x="1.524cm" svg:y="0.381cm">
          <text:p text:style-name="P6"><text:span text:style-name="T5">ACM 2.15 Consider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8" draw:text-style-name="P7" draw:layer="layout" svg:width="25.399cm" svg:height="1.015cm" svg:x="1.524cm" svg:y="1.651cm">
          <text:p text:style-name="P6"><text:span text:style-name="T4">Key restrictions and workarou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9" draw:text-style-name="P8" draw:layer="layout" svg:width="31.241cm" svg:height="3.047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139" draw:text-style-name="P7" draw:layer="layout" svg:width="27.939cm" svg:height="0.888cm" svg:x="2.032cm" svg:y="3.683cm">
          <text:p text:style-name="P6"><text:span text:style-name="T24">Hub templates: same-namespace on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0" draw:text-style-name="P7" draw:layer="layout" svg:width="27.939cm" svg:height="0.761cm" svg:x="2.032cm" svg:y="4.521cm">
          <text:p text:style-name="P6"><text:span text:style-name="T16">Problem: Hub templates can only lookup resources in the policy's own namespace (acm-policies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1" draw:text-style-name="P7" draw:layer="layout" svg:width="27.939cm" svg:height="1.015cm" svg:x="2.032cm" svg:y="5.334cm">
          <text:p text:style-name="P6"><text:span text:style-name="T10">Workaround: Policy A (regular templates on local-cluster) copies data into acm-policies. Policy B reads it with hub templat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9" draw:text-style-name="P8" draw:layer="layout" svg:width="31.241cm" svg:height="3.047cm" svg:x="1.27cm" svg:y="6.985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9" draw:style-name="gr142" draw:text-style-name="P7" draw:layer="layout" svg:width="27.939cm" svg:height="0.888cm" svg:x="2.032cm" svg:y="7.112cm">
          <text:p text:style-name="P6"><text:span text:style-name="T24">Hub templates: no cluster-scoped looku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3" draw:text-style-name="P7" draw:layer="layout" svg:width="27.939cm" svg:height="0.761cm" svg:x="2.032cm" svg:y="7.95cm">
          <text:p text:style-name="P6"><text:span text:style-name="T16">Problem: Hub templates cannot lookup cluster-scoped resources like ManagedClust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4" draw:text-style-name="P7" draw:layer="layout" svg:width="27.939cm" svg:height="1.015cm" svg:x="2.032cm" svg:y="8.763cm">
          <text:p text:style-name="P6"><text:span text:style-name="T10">Workaround: Policy A uses regular templates which have no restrictions on local-clust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25" draw:text-style-name="P8" draw:layer="layout" svg:width="31.241cm" svg:height="3.047cm" svg:x="1.27cm" svg:y="10.41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3" draw:style-name="gr145" draw:text-style-name="P7" draw:layer="layout" svg:width="27.939cm" svg:height="0.888cm" svg:x="2.032cm" svg:y="10.541cm">
          <text:p text:style-name="P6"><text:span text:style-name="T11">ManagedClusterView: Secrets block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6" draw:text-style-name="P7" draw:layer="layout" svg:width="27.939cm" svg:height="0.761cm" svg:x="2.032cm" svg:y="11.379cm">
          <text:p text:style-name="P6"><text:span text:style-name="T16">Problem: ACM 2.15 returns ResourceTypeInvalid when viewing Secrets via ManagedClusterVie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47" draw:text-style-name="P7" draw:layer="layout" svg:width="27.939cm" svg:height="1.015cm" svg:x="2.032cm" svg:y="12.192cm">
          <text:p text:style-name="P6"><text:span text:style-name="T10">Workaround: ConfigMap mirror (04b) copies Secret data into a ConfigMap. ManagedClusterView reads the ConfigMap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6" draw:style-name="gr25" draw:text-style-name="P8" draw:layer="layout" svg:width="31.241cm" svg:height="3.047cm" svg:x="1.27cm" svg:y="13.843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7" draw:style-name="gr148" draw:text-style-name="P7" draw:layer="layout" svg:width="27.939cm" svg:height="0.888cm" svg:x="2.032cm" svg:y="13.97cm">
          <text:p text:style-name="P6"><text:span text:style-name="T11">API URL claim name var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49" draw:text-style-name="P7" draw:layer="layout" svg:width="27.939cm" svg:height="0.761cm" svg:x="2.032cm" svg:y="14.808cm">
          <text:p text:style-name="P6"><text:span text:style-name="T16">Problem: OpenShift uses apiserverurl.openshift.io, not kubeapiserver.open-cluster-management.i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0" draw:text-style-name="P7" draw:layer="layout" svg:width="27.939cm" svg:height="1.015cm" svg:x="2.032cm" svg:y="15.621cm">
          <text:p text:style-name="P6"><text:span text:style-name="T10">Workaround: Template checks both claim names with an 'or' condi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Rounded Rectangle 1" draw:style-name="gr6" draw:text-style-name="P5" draw:layer="layout" svg:width="33.865cm" svg:height="2.793cm" svg:x="0cm" svg:y="0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" draw:style-name="gr151" draw:text-style-name="P7" draw:layer="layout" svg:width="25.399cm" svg:height="1.523cm" svg:x="1.524cm" svg:y="0.381cm">
          <text:p text:style-name="P6"><text:span text:style-name="T5">Adding a New Clus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2" draw:text-style-name="P7" draw:layer="layout" svg:width="25.399cm" svg:height="1.015cm" svg:x="1.524cm" svg:y="1.651cm">
          <text:p text:style-name="P6"><text:span text:style-name="T4">Just add labels — ACM does the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2" draw:text-style-name="P8" draw:layer="layout" svg:width="31.241cm" svg:height="2.412cm" svg:x="1.27cm" svg:y="3.556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" draw:style-name="gr153" draw:text-style-name="P7" draw:layer="layout" svg:width="25.399cm" svg:height="0.888cm" svg:x="2.032cm" svg:y="3.683cm">
          <text:p text:style-name="P6"><text:span text:style-name="T15">1. Label the ManagedClus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4" draw:text-style-name="P7" draw:layer="layout" svg:width="15.239cm" svg:height="0.634cm" svg:x="2.032cm" svg:y="4.521cm">
          <text:p text:style-name="P6"><text:span text:style-name="T28">oc label managedcluster &lt;name&gt; internal-trust=oper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5" draw:text-style-name="P7" draw:layer="layout" svg:width="25.399cm" svg:height="0.761cm" svg:x="2.032cm" svg:y="5.08cm">
          <text:p text:style-name="P6"><text:span text:style-name="T16">ACM picks up the new cluster in the next policy evaluation cyc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37" draw:text-style-name="P8" draw:layer="layout" svg:width="31.241cm" svg:height="2.412cm" svg:x="1.27cm" svg:y="6.35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9" draw:style-name="gr156" draw:text-style-name="P7" draw:layer="layout" svg:width="25.399cm" svg:height="0.888cm" svg:x="2.032cm" svg:y="6.477cm">
          <text:p text:style-name="P6"><text:span text:style-name="T15">2. Automatic: operator-side policies deplo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57" draw:text-style-name="P7" draw:layer="layout" svg:width="15.239cm" svg:height="0.634cm" svg:x="2.032cm" svg:y="7.315cm">
          <text:p text:style-name="P6"><text:span text:style-name="T28">PolicySet internal-trust-operator-infra matches the new clus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58" draw:text-style-name="P7" draw:layer="layout" svg:width="25.399cm" svg:height="0.761cm" svg:x="2.032cm" svg:y="7.874cm">
          <text:p text:style-name="P6"><text:span text:style-name="T16">Creates namespace, SA, token Secret, ConfigMap mirror on the new clust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37" draw:text-style-name="P8" draw:layer="layout" svg:width="31.241cm" svg:height="2.412cm" svg:x="1.27cm" svg:y="9.144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3" draw:style-name="gr159" draw:text-style-name="P7" draw:layer="layout" svg:width="25.399cm" svg:height="0.888cm" svg:x="2.032cm" svg:y="9.271cm">
          <text:p text:style-name="P6"><text:span text:style-name="T15">3. Automatic: hub creates ManagedCluster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60" draw:text-style-name="P7" draw:layer="layout" svg:width="15.239cm" svg:height="0.634cm" svg:x="2.032cm" svg:y="10.109cm">
          <text:p text:style-name="P6"><text:span text:style-name="T28">Policy A detects the new ManagedCluster and creates a 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61" draw:text-style-name="P7" draw:layer="layout" svg:width="25.399cm" svg:height="0.761cm" svg:x="2.032cm" svg:y="10.668cm">
          <text:p text:style-name="P6"><text:span text:style-name="T16">Reads the ConfigMap mirror and copies data to hub-copy Secret in acm-polici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6" draw:style-name="gr37" draw:text-style-name="P8" draw:layer="layout" svg:width="31.241cm" svg:height="2.412cm" svg:x="1.27cm" svg:y="11.938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7" draw:style-name="gr162" draw:text-style-name="P7" draw:layer="layout" svg:width="25.399cm" svg:height="0.888cm" svg:x="2.032cm" svg:y="12.065cm">
          <text:p text:style-name="P6"><text:span text:style-name="T15">4. Automatic: service receives credentia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3" draw:text-style-name="P7" draw:layer="layout" svg:width="15.239cm" svg:height="0.634cm" svg:x="2.032cm" svg:y="12.903cm">
          <text:p text:style-name="P6"><text:span text:style-name="T28">Policy B (hub templates) sees the new hub-copy Secr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4" draw:text-style-name="P7" draw:layer="layout" svg:width="25.399cm" svg:height="0.761cm" svg:x="2.032cm" svg:y="13.462cm">
          <text:p text:style-name="P6"><text:span text:style-name="T16">Creates review-token-&lt;name&gt; in platform-services. Updates cluster-registr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12" draw:text-style-name="P8" draw:layer="layout" svg:width="31.241cm" svg:height="2.412cm" svg:x="1.27cm" svg:y="14.732cm">
          <text:p text:style-name="P1"><text:span text:style-name="T3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1" draw:style-name="gr165" draw:text-style-name="P7" draw:layer="layout" svg:width="25.399cm" svg:height="0.888cm" svg:x="2.032cm" svg:y="14.859cm">
          <text:p text:style-name="P6"><text:span text:style-name="T15">5. Read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66" draw:text-style-name="P7" draw:layer="layout" svg:width="15.239cm" svg:height="0.634cm" svg:x="2.032cm" svg:y="15.697cm">
          <text:p text:style-name="P6"><text:span text:style-name="T28">The new cluster's operators can now authenticate to the central 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67" draw:text-style-name="P7" draw:layer="layout" svg:width="25.399cm" svg:height="0.761cm" svg:x="2.032cm" svg:y="16.256cm">
          <text:p text:style-name="P6"><text:span text:style-name="T16">No restarts, no manual token distribution, no config chang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dc:creator>Steve Canny</dc:creator>
    <meta:editing-cycles>1</meta:editing-cycles>
    <meta:creation-date>2013-01-27T09:14:16</meta:creation-date>
    <dc:date>2013-01-27T09:15:58</dc:date>
    <meta:editing-duration>PT1M</meta:editing-duration>
    <meta:generator>LibreOffice/25.8.5.2$Linux_X86_64 LibreOffice_project/580$Build-2</meta:generator>
    <meta:document-statistic meta:object-count="367"/>
    <meta:user-defined meta:name="AppVersion">14.0000</meta:user-defined>
    <meta:user-defined meta:name="PresentationFormat">On-screen Show (4:3)</meta:user-defined>
  </office:meta>
</office:document-meta>
</file>